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Tree.getBook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ree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markTree.addChildNode( FONod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Tree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markTre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re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ree.BookmarkTre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